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DCBB09EB6290B3D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1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48cm" fo:min-width="2.5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72cm" fo:min-width="3.03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26cm" fo:min-width="2.506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cm" svg:height="3.75cm" svg:x="2.5cm" svg:y="2.75cm">
          <text:p text:style-name="P1">Entrusted ODG - samp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5cm" svg:height="3.25cm" svg:x="7.25cm" svg:y="9.25cm">
          <text:p text:style-name="P1">Par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cm" svg:height="3cm" svg:x="4cm" svg:y="14.75cm">
          <text:p text:style-name="P1">First chi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25cm" svg:height="3.5cm" svg:x="13.75cm" svg:y="14.25cm">
          <text:p text:style-name="P1">Second chi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cm" svg:y1="12.25cm" svg:x2="6.5cm" svg:y2="14.75cm">
          <text:p/>
        </draw:line>
        <draw:line draw:style-name="gr6" draw:text-style-name="P2" draw:layer="layout" svg:x1="11.5cm" svg:y1="11cm" svg:x2="16cm" svg:y2="14.25cm">
          <text:p/>
        </draw:line>
        <draw:frame draw:style-name="gr7" draw:text-style-name="P1" draw:layer="layout" svg:width="2.166cm" svg:height="2.166cm" svg:x="15.25cm" svg:y="3.5cm">
          <draw:image xlink:href="Pictures/100000010000020000000200DCBB09EB6290B3D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5T17:14:56.612040422</meta:creation-date>
    <dc:date>2022-08-05T17:24:41.851357000</dc:date>
    <meta:editing-duration>PT9M45S</meta:editing-duration>
    <meta:editing-cycles>2</meta:editing-cycles>
    <meta:generator>LibreOffice/7.3.5.2$MacOSX_X86_64 LibreOffice_project/184fe81b8c8c30d8b5082578aee2fed2ea847c01</meta:generator>
    <meta:document-statistic meta:object-count="7"/>
  </office:meta>
</office:document-meta>
</file>